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worldpopulationreview.com/images/state-flags/mini/hi.png" draw:style-name="gr1" draw:text-style-name="P1" svg:width="0.3331in" svg:height="0.1661in" svg:x="0in" svg:y="0.178in">
            <draw:image xlink:href="https://worldpopulationreview.com/images/state-flags/mini/hi.png" xlink:type="simple" xlink:show="embed" xlink:actuate="onLoad" draw:mime-type="image/png">
              <text:p/>
            </draw:image>
          </draw:frame>
          <draw:frame draw:z-index="1" draw:name="https://worldpopulationreview.com/images/state-flags/mini/ma.png" draw:style-name="gr1" draw:text-style-name="P1" svg:width="0.2748in" svg:height="0.1661in" svg:x="0in" svg:y="0.3555in">
            <draw:image xlink:href="https://worldpopulationreview.com/images/state-flags/mini/ma.png" xlink:type="simple" xlink:show="embed" xlink:actuate="onLoad" draw:mime-type="image/png">
              <text:p/>
            </draw:image>
          </draw:frame>
          <draw:frame draw:z-index="2" draw:name="https://worldpopulationreview.com/images/state-flags/mini/ca.png" draw:style-name="gr1" draw:text-style-name="P1" svg:width="0.2496in" svg:height="0.1661in" svg:x="0in" svg:y="0.5335in">
            <draw:image xlink:href="https://worldpopulationreview.com/images/state-flags/mini/ca.png" xlink:type="simple" xlink:show="embed" xlink:actuate="onLoad" draw:mime-type="image/png">
              <text:p/>
            </draw:image>
          </draw:frame>
          <draw:frame draw:z-index="3" draw:name="https://worldpopulationreview.com/images/state-flags/mini/dc.png" draw:style-name="gr1" draw:text-style-name="P1" svg:width="0.5579in" svg:height="0.2748in" svg:x="0in" svg:y="0.711in">
            <draw:image xlink:href="https://worldpopulationreview.com/images/state-flags/mini/dc.png" xlink:type="simple" xlink:show="embed" xlink:actuate="onLoad" draw:mime-type="image/png">
              <text:p/>
            </draw:image>
          </draw:frame>
          <draw:frame draw:z-index="4" draw:name="https://worldpopulationreview.com/images/state-flags/mini/ak.png" draw:style-name="gr1" draw:text-style-name="P1" svg:width="0.2331in" svg:height="0.1661in" svg:x="0in" svg:y="0.889in">
            <draw:image xlink:href="https://worldpopulationreview.com/images/state-flags/mini/ak.png" xlink:type="simple" xlink:show="embed" xlink:actuate="onLoad" draw:mime-type="image/png">
              <text:p/>
            </draw:image>
          </draw:frame>
          <draw:frame draw:z-index="5" draw:name="https://worldpopulationreview.com/images/state-flags/mini/ny.png" draw:style-name="gr1" draw:text-style-name="P1" svg:width="0.3331in" svg:height="0.1661in" svg:x="0in" svg:y="1.0665in">
            <draw:image xlink:href="https://worldpopulationreview.com/images/state-flags/mini/ny.png" xlink:type="simple" xlink:show="embed" xlink:actuate="onLoad" draw:mime-type="image/png">
              <text:p/>
            </draw:image>
          </draw:frame>
          <draw:frame draw:z-index="6" draw:name="https://worldpopulationreview.com/images/state-flags/mini/md.png" draw:style-name="gr1" draw:text-style-name="P1" svg:width="0.2496in" svg:height="0.1661in" svg:x="0in" svg:y="1.2445in">
            <draw:image xlink:href="https://worldpopulationreview.com/images/state-flags/mini/md.png" xlink:type="simple" xlink:show="embed" xlink:actuate="onLoad" draw:mime-type="image/png">
              <text:p/>
            </draw:image>
          </draw:frame>
          <draw:frame draw:z-index="7" draw:name="https://worldpopulationreview.com/images/state-flags/mini/nj.png" draw:style-name="gr1" draw:text-style-name="P1" svg:width="0.2496in" svg:height="0.1661in" svg:x="0in" svg:y="1.422in">
            <draw:image xlink:href="https://worldpopulationreview.com/images/state-flags/mini/nj.png" xlink:type="simple" xlink:show="embed" xlink:actuate="onLoad" draw:mime-type="image/png">
              <text:p/>
            </draw:image>
          </draw:frame>
          <draw:frame draw:z-index="8" draw:name="https://worldpopulationreview.com/images/state-flags/mini/vt.png" draw:style-name="gr1" draw:text-style-name="P1" svg:width="0.2748in" svg:height="0.1661in" svg:x="0in" svg:y="1.6in">
            <draw:image xlink:href="https://worldpopulationreview.com/images/state-flags/mini/vt.png" xlink:type="simple" xlink:show="embed" xlink:actuate="onLoad" draw:mime-type="image/png">
              <text:p/>
            </draw:image>
          </draw:frame>
          <draw:frame draw:z-index="9" draw:name="https://worldpopulationreview.com/images/state-flags/mini/wa.png" draw:style-name="gr1" draw:text-style-name="P1" svg:width="0.2831in" svg:height="0.1661in" svg:x="0in" svg:y="1.778in">
            <draw:image xlink:href="https://worldpopulationreview.com/images/state-flags/mini/wa.png" xlink:type="simple" xlink:show="embed" xlink:actuate="onLoad" draw:mime-type="image/png">
              <text:p/>
            </draw:image>
          </draw:frame>
          <draw:frame draw:z-index="10" draw:name="https://worldpopulationreview.com/images/state-flags/mini/nh.png" draw:style-name="gr1" draw:text-style-name="P1" svg:width="0.2496in" svg:height="0.1661in" svg:x="0in" svg:y="1.9555in">
            <draw:image xlink:href="https://worldpopulationreview.com/images/state-flags/mini/nh.png" xlink:type="simple" xlink:show="embed" xlink:actuate="onLoad" draw:mime-type="image/png">
              <text:p/>
            </draw:image>
          </draw:frame>
          <draw:frame draw:z-index="11" draw:name="https://worldpopulationreview.com/images/state-flags/mini/ct.png" draw:style-name="gr1" draw:text-style-name="P1" svg:width="0.2161in" svg:height="0.1661in" svg:x="0in" svg:y="2.1335in">
            <draw:image xlink:href="https://worldpopulationreview.com/images/state-flags/mini/ct.png" xlink:type="simple" xlink:show="embed" xlink:actuate="onLoad" draw:mime-type="image/png">
              <text:p/>
            </draw:image>
          </draw:frame>
          <draw:frame draw:z-index="12" draw:name="https://worldpopulationreview.com/images/state-flags/mini/ri.png" draw:style-name="gr1" draw:text-style-name="P1" svg:width="0.1748in" svg:height="0.1661in" svg:x="0in" svg:y="2.311in">
            <draw:image xlink:href="https://worldpopulationreview.com/images/state-flags/mini/ri.png" xlink:type="simple" xlink:show="embed" xlink:actuate="onLoad" draw:mime-type="image/png">
              <text:p/>
            </draw:image>
          </draw:frame>
          <draw:frame draw:z-index="13" draw:name="https://worldpopulationreview.com/images/state-flags/mini/me.png" draw:style-name="gr1" draw:text-style-name="P1" svg:width="0.2496in" svg:height="0.1661in" svg:x="0in" svg:y="2.489in">
            <draw:image xlink:href="https://worldpopulationreview.com/images/state-flags/mini/me.png" xlink:type="simple" xlink:show="embed" xlink:actuate="onLoad" draw:mime-type="image/png">
              <text:p/>
            </draw:image>
          </draw:frame>
          <draw:frame draw:z-index="14" draw:name="https://worldpopulationreview.com/images/state-flags/mini/or.png" draw:style-name="gr1" draw:text-style-name="P1" svg:width="0.2748in" svg:height="0.1661in" svg:x="0in" svg:y="2.6665in">
            <draw:image xlink:href="https://worldpopulationreview.com/images/state-flags/mini/or.png" xlink:type="simple" xlink:show="embed" xlink:actuate="onLoad" draw:mime-type="image/png">
              <text:p/>
            </draw:image>
          </draw:frame>
          <draw:frame draw:z-index="15" draw:name="https://worldpopulationreview.com/images/state-flags/mini/az.png" draw:style-name="gr1" draw:text-style-name="P1" svg:width="0.2496in" svg:height="0.1661in" svg:x="0in" svg:y="2.8445in">
            <draw:image xlink:href="https://worldpopulationreview.com/images/state-flags/mini/az.png" xlink:type="simple" xlink:show="embed" xlink:actuate="onLoad" draw:mime-type="image/png">
              <text:p/>
            </draw:image>
          </draw:frame>
          <draw:frame draw:z-index="16" draw:name="https://worldpopulationreview.com/images/state-flags/mini/ut.png" draw:style-name="gr1" draw:text-style-name="P1" svg:width="0.2496in" svg:height="0.1661in" svg:x="0in" svg:y="3.022in">
            <draw:image xlink:href="https://worldpopulationreview.com/images/state-flags/mini/ut.png" xlink:type="simple" xlink:show="embed" xlink:actuate="onLoad" draw:mime-type="image/png">
              <text:p/>
            </draw:image>
          </draw:frame>
          <draw:frame draw:z-index="17" draw:name="https://worldpopulationreview.com/images/state-flags/mini/fl.png" draw:style-name="gr1" draw:text-style-name="P1" svg:width="0.2496in" svg:height="0.1661in" svg:x="0in" svg:y="3.2in">
            <draw:image xlink:href="https://worldpopulationreview.com/images/state-flags/mini/fl.png" xlink:type="simple" xlink:show="embed" xlink:actuate="onLoad" draw:mime-type="image/png">
              <text:p/>
            </draw:image>
          </draw:frame>
          <draw:frame draw:z-index="18" draw:name="https://worldpopulationreview.com/images/state-flags/mini/co.png" draw:style-name="gr1" draw:text-style-name="P1" svg:width="0.2496in" svg:height="0.1661in" svg:x="0in" svg:y="3.378in">
            <draw:image xlink:href="https://worldpopulationreview.com/images/state-flags/mini/co.png" xlink:type="simple" xlink:show="embed" xlink:actuate="onLoad" draw:mime-type="image/png">
              <text:p/>
            </draw:image>
          </draw:frame>
          <draw:frame draw:z-index="19" draw:name="https://worldpopulationreview.com/images/state-flags/mini/id.png" draw:style-name="gr1" draw:text-style-name="P1" svg:width="0.2079in" svg:height="0.1661in" svg:x="0in" svg:y="3.5555in">
            <draw:image xlink:href="https://worldpopulationreview.com/images/state-flags/mini/id.png" xlink:type="simple" xlink:show="embed" xlink:actuate="onLoad" draw:mime-type="image/png">
              <text:p/>
            </draw:image>
          </draw:frame>
          <draw:frame draw:z-index="20" draw:name="https://worldpopulationreview.com/images/state-flags/mini/nv.png" draw:style-name="gr1" draw:text-style-name="P1" svg:width="0.2496in" svg:height="0.1661in" svg:x="0in" svg:y="3.7335in">
            <draw:image xlink:href="https://worldpopulationreview.com/images/state-flags/mini/nv.png" xlink:type="simple" xlink:show="embed" xlink:actuate="onLoad" draw:mime-type="image/png">
              <text:p/>
            </draw:image>
          </draw:frame>
          <draw:frame draw:z-index="21" draw:name="https://worldpopulationreview.com/images/state-flags/mini/de.png" draw:style-name="gr1" draw:text-style-name="P1" svg:width="0.2496in" svg:height="0.1661in" svg:x="0in" svg:y="3.911in">
            <draw:image xlink:href="https://worldpopulationreview.com/images/state-flags/mini/de.png" xlink:type="simple" xlink:show="embed" xlink:actuate="onLoad" draw:mime-type="image/png">
              <text:p/>
            </draw:image>
          </draw:frame>
          <draw:frame draw:z-index="22" draw:name="https://worldpopulationreview.com/images/state-flags/mini/va.png" draw:style-name="gr1" draw:text-style-name="P1" svg:width="0.2413in" svg:height="0.1661in" svg:x="0in" svg:y="4.089in">
            <draw:image xlink:href="https://worldpopulationreview.com/images/state-flags/mini/va.png" xlink:type="simple" xlink:show="embed" xlink:actuate="onLoad" draw:mime-type="image/png">
              <text:p/>
            </draw:image>
          </draw:frame>
          <draw:frame draw:z-index="23" draw:name="https://worldpopulationreview.com/images/state-flags/mini/nc.png" draw:style-name="gr1" draw:text-style-name="P1" svg:width="0.2496in" svg:height="0.1661in" svg:x="0in" svg:y="4.2665in">
            <draw:image xlink:href="https://worldpopulationreview.com/images/state-flags/mini/nc.png" xlink:type="simple" xlink:show="embed" xlink:actuate="onLoad" draw:mime-type="image/png">
              <text:p/>
            </draw:image>
          </draw:frame>
          <draw:frame draw:z-index="24" draw:name="https://worldpopulationreview.com/images/state-flags/mini/wi.png" draw:style-name="gr1" draw:text-style-name="P1" svg:width="0.2496in" svg:height="0.1661in" svg:x="0in" svg:y="4.4445in">
            <draw:image xlink:href="https://worldpopulationreview.com/images/state-flags/mini/wi.png" xlink:type="simple" xlink:show="embed" xlink:actuate="onLoad" draw:mime-type="image/png">
              <text:p/>
            </draw:image>
          </draw:frame>
          <draw:frame draw:z-index="25" draw:name="https://worldpopulationreview.com/images/state-flags/mini/sc.png" draw:style-name="gr1" draw:text-style-name="P1" svg:width="0.2496in" svg:height="0.1661in" svg:x="0in" svg:y="4.622in">
            <draw:image xlink:href="https://worldpopulationreview.com/images/state-flags/mini/sc.png" xlink:type="simple" xlink:show="embed" xlink:actuate="onLoad" draw:mime-type="image/png">
              <text:p/>
            </draw:image>
          </draw:frame>
          <draw:frame draw:z-index="26" draw:name="https://worldpopulationreview.com/images/state-flags/mini/wy.png" draw:style-name="gr1" draw:text-style-name="P1" svg:width="0.2413in" svg:height="0.1661in" svg:x="0in" svg:y="4.8in">
            <draw:image xlink:href="https://worldpopulationreview.com/images/state-flags/mini/wy.png" xlink:type="simple" xlink:show="embed" xlink:actuate="onLoad" draw:mime-type="image/png">
              <text:p/>
            </draw:image>
          </draw:frame>
          <draw:frame draw:z-index="27" draw:name="https://worldpopulationreview.com/images/state-flags/mini/mn.png" draw:style-name="gr1" draw:text-style-name="P1" svg:width="0.2579in" svg:height="0.1661in" svg:x="0in" svg:y="4.978in">
            <draw:image xlink:href="https://worldpopulationreview.com/images/state-flags/mini/mn.png" xlink:type="simple" xlink:show="embed" xlink:actuate="onLoad" draw:mime-type="image/png">
              <text:p/>
            </draw:image>
          </draw:frame>
          <draw:frame draw:z-index="28" draw:name="https://worldpopulationreview.com/images/state-flags/mini/pa.png" draw:style-name="gr1" draw:text-style-name="P1" svg:width="0.2496in" svg:height="0.1661in" svg:x="0in" svg:y="5.1555in">
            <draw:image xlink:href="https://worldpopulationreview.com/images/state-flags/mini/pa.png" xlink:type="simple" xlink:show="embed" xlink:actuate="onLoad" draw:mime-type="image/png">
              <text:p/>
            </draw:image>
          </draw:frame>
          <draw:frame draw:z-index="29" draw:name="https://worldpopulationreview.com/images/state-flags/mini/mt.png" draw:style-name="gr1" draw:text-style-name="P1" svg:width="0.2496in" svg:height="0.1661in" svg:x="0in" svg:y="5.3335in">
            <draw:image xlink:href="https://worldpopulationreview.com/images/state-flags/mini/mt.png" xlink:type="simple" xlink:show="embed" xlink:actuate="onLoad" draw:mime-type="image/png">
              <text:p/>
            </draw:image>
          </draw:frame>
          <draw:frame draw:z-index="30" draw:name="https://worldpopulationreview.com/images/state-flags/mini/il.png" draw:style-name="gr1" draw:text-style-name="P1" svg:width="0.2831in" svg:height="0.1661in" svg:x="0in" svg:y="5.511in">
            <draw:image xlink:href="https://worldpopulationreview.com/images/state-flags/mini/il.png" xlink:type="simple" xlink:show="embed" xlink:actuate="onLoad" draw:mime-type="image/png">
              <text:p/>
            </draw:image>
          </draw:frame>
          <draw:frame draw:z-index="31" draw:name="https://worldpopulationreview.com/images/state-flags/mini/oh.png" draw:style-name="gr1" draw:text-style-name="P1" svg:width="0.2748in" svg:height="0.1661in" svg:x="0in" svg:y="5.689in">
            <draw:image xlink:href="https://worldpopulationreview.com/images/state-flags/mini/oh.png" xlink:type="simple" xlink:show="embed" xlink:actuate="onLoad" draw:mime-type="image/png">
              <text:p/>
            </draw:image>
          </draw:frame>
          <draw:frame draw:z-index="32" draw:name="https://worldpopulationreview.com/images/state-flags/mini/nm.png" draw:style-name="gr1" draw:text-style-name="P1" svg:width="0.2496in" svg:height="0.1661in" svg:x="0in" svg:y="5.8665in">
            <draw:image xlink:href="https://worldpopulationreview.com/images/state-flags/mini/nm.png" xlink:type="simple" xlink:show="embed" xlink:actuate="onLoad" draw:mime-type="image/png">
              <text:p/>
            </draw:image>
          </draw:frame>
          <draw:frame draw:z-index="33" draw:name="https://worldpopulationreview.com/images/state-flags/mini/ne.png" draw:style-name="gr1" draw:text-style-name="P1" svg:width="0.2748in" svg:height="0.1661in" svg:x="0in" svg:y="6.0445in">
            <draw:image xlink:href="https://worldpopulationreview.com/images/state-flags/mini/ne.png" xlink:type="simple" xlink:show="embed" xlink:actuate="onLoad" draw:mime-type="image/png">
              <text:p/>
            </draw:image>
          </draw:frame>
          <draw:frame draw:z-index="34" draw:name="https://worldpopulationreview.com/images/state-flags/mini/ky.png" draw:style-name="gr1" draw:text-style-name="P1" svg:width="0.3161in" svg:height="0.1661in" svg:x="0in" svg:y="6.222in">
            <draw:image xlink:href="https://worldpopulationreview.com/images/state-flags/mini/ky.png" xlink:type="simple" xlink:show="embed" xlink:actuate="onLoad" draw:mime-type="image/png">
              <text:p/>
            </draw:image>
          </draw:frame>
          <draw:frame draw:z-index="35" draw:name="https://worldpopulationreview.com/images/state-flags/mini/tx.png" draw:style-name="gr1" draw:text-style-name="P1" svg:width="0.2496in" svg:height="0.1661in" svg:x="0in" svg:y="6.4in">
            <draw:image xlink:href="https://worldpopulationreview.com/images/state-flags/mini/tx.png" xlink:type="simple" xlink:show="embed" xlink:actuate="onLoad" draw:mime-type="image/png">
              <text:p/>
            </draw:image>
          </draw:frame>
          <draw:frame draw:z-index="36" draw:name="https://worldpopulationreview.com/images/state-flags/mini/la.png" draw:style-name="gr1" draw:text-style-name="P1" svg:width="0.2579in" svg:height="0.1661in" svg:x="0in" svg:y="6.578in">
            <draw:image xlink:href="https://worldpopulationreview.com/images/state-flags/mini/la.png" xlink:type="simple" xlink:show="embed" xlink:actuate="onLoad" draw:mime-type="image/png">
              <text:p/>
            </draw:image>
          </draw:frame>
          <draw:frame draw:z-index="37" draw:name="https://worldpopulationreview.com/images/state-flags/mini/sd.png" draw:style-name="gr1" draw:text-style-name="P1" svg:width="0.2661in" svg:height="0.1661in" svg:x="0in" svg:y="6.7555in">
            <draw:image xlink:href="https://worldpopulationreview.com/images/state-flags/mini/sd.png" xlink:type="simple" xlink:show="embed" xlink:actuate="onLoad" draw:mime-type="image/png">
              <text:p/>
            </draw:image>
          </draw:frame>
          <draw:frame draw:z-index="38" draw:name="https://worldpopulationreview.com/images/state-flags/mini/nd.png" draw:style-name="gr1" draw:text-style-name="P1" svg:width="0.2161in" svg:height="0.1661in" svg:x="0in" svg:y="6.9335in">
            <draw:image xlink:href="https://worldpopulationreview.com/images/state-flags/mini/nd.png" xlink:type="simple" xlink:show="embed" xlink:actuate="onLoad" draw:mime-type="image/png">
              <text:p/>
            </draw:image>
          </draw:frame>
          <draw:frame draw:z-index="39" draw:name="https://worldpopulationreview.com/images/state-flags/mini/ga.png" draw:style-name="gr1" draw:text-style-name="P1" svg:width="0.2661in" svg:height="0.1661in" svg:x="0in" svg:y="7.111in">
            <draw:image xlink:href="https://worldpopulationreview.com/images/state-flags/mini/ga.png" xlink:type="simple" xlink:show="embed" xlink:actuate="onLoad" draw:mime-type="image/png">
              <text:p/>
            </draw:image>
          </draw:frame>
          <draw:frame draw:z-index="40" draw:name="https://worldpopulationreview.com/images/state-flags/mini/in.png" draw:style-name="gr1" draw:text-style-name="P1" svg:width="0.2496in" svg:height="0.1661in" svg:x="0in" svg:y="7.289in">
            <draw:image xlink:href="https://worldpopulationreview.com/images/state-flags/mini/in.png" xlink:type="simple" xlink:show="embed" xlink:actuate="onLoad" draw:mime-type="image/png">
              <text:p/>
            </draw:image>
          </draw:frame>
          <draw:frame draw:z-index="41" draw:name="https://worldpopulationreview.com/images/state-flags/mini/tn.png" draw:style-name="gr1" draw:text-style-name="P1" svg:width="0.2748in" svg:height="0.1661in" svg:x="0in" svg:y="7.4665in">
            <draw:image xlink:href="https://worldpopulationreview.com/images/state-flags/mini/tn.png" xlink:type="simple" xlink:show="embed" xlink:actuate="onLoad" draw:mime-type="image/png">
              <text:p/>
            </draw:image>
          </draw:frame>
          <draw:frame draw:z-index="42" draw:name="https://worldpopulationreview.com/images/state-flags/mini/mi.png" draw:style-name="gr1" draw:text-style-name="P1" svg:width="0.2496in" svg:height="0.1661in" svg:x="0in" svg:y="7.6445in">
            <draw:image xlink:href="https://worldpopulationreview.com/images/state-flags/mini/mi.png" xlink:type="simple" xlink:show="embed" xlink:actuate="onLoad" draw:mime-type="image/png">
              <text:p/>
            </draw:image>
          </draw:frame>
          <draw:frame draw:z-index="43" draw:name="https://worldpopulationreview.com/images/state-flags/mini/ia.png" draw:style-name="gr1" draw:text-style-name="P1" svg:width="0.2413in" svg:height="0.1661in" svg:x="0in" svg:y="7.822in">
            <draw:image xlink:href="https://worldpopulationreview.com/images/state-flags/mini/ia.png" xlink:type="simple" xlink:show="embed" xlink:actuate="onLoad" draw:mime-type="image/png">
              <text:p/>
            </draw:image>
          </draw:frame>
          <draw:frame draw:z-index="44" draw:name="https://worldpopulationreview.com/images/state-flags/mini/ar.png" draw:style-name="gr1" draw:text-style-name="P1" svg:width="0.2496in" svg:height="0.1661in" svg:x="0in" svg:y="8in">
            <draw:image xlink:href="https://worldpopulationreview.com/images/state-flags/mini/ar.png" xlink:type="simple" xlink:show="embed" xlink:actuate="onLoad" draw:mime-type="image/png">
              <text:p/>
            </draw:image>
          </draw:frame>
          <draw:frame draw:z-index="45" draw:name="https://worldpopulationreview.com/images/state-flags/mini/mo.png" draw:style-name="gr1" draw:text-style-name="P1" svg:width="0.2831in" svg:height="0.1661in" svg:x="0in" svg:y="8.178in">
            <draw:image xlink:href="https://worldpopulationreview.com/images/state-flags/mini/mo.png" xlink:type="simple" xlink:show="embed" xlink:actuate="onLoad" draw:mime-type="image/png">
              <text:p/>
            </draw:image>
          </draw:frame>
          <draw:frame draw:z-index="46" draw:name="https://worldpopulationreview.com/images/state-flags/mini/al.png" draw:style-name="gr1" draw:text-style-name="P1" svg:width="0.2496in" svg:height="0.1661in" svg:x="0in" svg:y="8.3555in">
            <draw:image xlink:href="https://worldpopulationreview.com/images/state-flags/mini/al.png" xlink:type="simple" xlink:show="embed" xlink:actuate="onLoad" draw:mime-type="image/png">
              <text:p/>
            </draw:image>
          </draw:frame>
          <draw:frame draw:z-index="47" draw:name="https://worldpopulationreview.com/images/state-flags/mini/ms.png" draw:style-name="gr1" draw:text-style-name="P1" svg:width="0.2661in" svg:height="0.1661in" svg:x="0in" svg:y="8.5335in">
            <draw:image xlink:href="https://worldpopulationreview.com/images/state-flags/mini/ms.png" xlink:type="simple" xlink:show="embed" xlink:actuate="onLoad" draw:mime-type="image/png">
              <text:p/>
            </draw:image>
          </draw:frame>
          <draw:frame draw:z-index="48" draw:name="https://worldpopulationreview.com/images/state-flags/mini/ks.png" draw:style-name="gr1" draw:text-style-name="P1" svg:width="0.2748in" svg:height="0.1661in" svg:x="0in" svg:y="8.711in">
            <draw:image xlink:href="https://worldpopulationreview.com/images/state-flags/mini/ks.png" xlink:type="simple" xlink:show="embed" xlink:actuate="onLoad" draw:mime-type="image/png">
              <text:p/>
            </draw:image>
          </draw:frame>
          <draw:frame draw:z-index="49" draw:name="https://worldpopulationreview.com/images/state-flags/mini/ok.png" draw:style-name="gr1" draw:text-style-name="P1" svg:width="0.2496in" svg:height="0.1661in" svg:x="0in" svg:y="8.889in">
            <draw:image xlink:href="https://worldpopulationreview.com/images/state-flags/mini/ok.png" xlink:type="simple" xlink:show="embed" xlink:actuate="onLoad" draw:mime-type="image/png">
              <text:p/>
            </draw:image>
          </draw:frame>
          <draw:frame draw:z-index="50" draw:name="https://worldpopulationreview.com/images/state-flags/mini/wv.png" draw:style-name="gr1" draw:text-style-name="P1" svg:width="0.3161in" svg:height="0.1661in" svg:x="0in" svg:y="9.0665in">
            <draw:image xlink:href="https://worldpopulationreview.com/images/state-flags/mini/wv.png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ce4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st of Living Index 2024↓</text:p>
          </table:table-cell>
          <table:table-cell table:style-name="ce1" table:number-columns-repeated="5"/>
        </table:table-row>
        <table:table-row table:style-name="ro2">
          <table:table-cell office:value-type="string" calcext:value-type="string">
            <text:p><text:a xlink:href="https://worldpopulationreview.com/states/hawaii" xlink:type="simple">Hawaii</text:a></text:p>
          </table:table-cell>
          <table:table-cell office:value-type="float" office:value="186.9" calcext:value-type="float">
            <text:p>186.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massachusetts" xlink:type="simple">Massachusetts</text:a></text:p>
          </table:table-cell>
          <table:table-cell office:value-type="float" office:value="145.9" calcext:value-type="float">
            <text:p>145.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california" xlink:type="simple">California</text:a></text:p>
          </table:table-cell>
          <table:table-cell office:value-type="float" office:value="144.8" calcext:value-type="float">
            <text:p>144.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district-of-columbia" xlink:type="simple">District of Columbia</text:a></text:p>
          </table:table-cell>
          <table:table-cell office:value-type="float" office:value="141.9" calcext:value-type="float">
            <text:p>141.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alaska" xlink:type="simple">Alaska</text:a></text:p>
          </table:table-cell>
          <table:table-cell office:value-type="float" office:value="123.8" calcext:value-type="float">
            <text:p>123.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new-york" xlink:type="simple">New York</text:a></text:p>
          </table:table-cell>
          <table:table-cell office:value-type="float" office:value="123.3" calcext:value-type="float">
            <text:p>123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maryland" xlink:type="simple">Maryland</text:a></text:p>
          </table:table-cell>
          <table:table-cell office:value-type="float" office:value="115.3" calcext:value-type="float">
            <text:p>115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new-jersey" xlink:type="simple">New Jersey</text:a></text:p>
          </table:table-cell>
          <table:table-cell office:value-type="float" office:value="114.6" calcext:value-type="float">
            <text:p>114.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vermont" xlink:type="simple">Vermont</text:a></text:p>
          </table:table-cell>
          <table:table-cell office:value-type="float" office:value="114.4" calcext:value-type="float">
            <text:p>114.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washington" xlink:type="simple">Washington</text:a></text:p>
          </table:table-cell>
          <table:table-cell office:value-type="float" office:value="114.2" calcext:value-type="float">
            <text:p>114.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new-hampshire" xlink:type="simple">New Hampshire</text:a></text:p>
          </table:table-cell>
          <table:table-cell office:value-type="float" office:value="112.6" calcext:value-type="float">
            <text:p>112.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connecticut" xlink:type="simple">Connecticut</text:a></text:p>
          </table:table-cell>
          <table:table-cell office:value-type="float" office:value="112.3" calcext:value-type="float">
            <text:p>112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rhode-island" xlink:type="simple">Rhode Island</text:a></text:p>
          </table:table-cell>
          <table:table-cell office:value-type="float" office:value="112.2" calcext:value-type="float">
            <text:p>112.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maine" xlink:type="simple">Maine</text:a></text:p>
          </table:table-cell>
          <table:table-cell office:value-type="float" office:value="112.1" calcext:value-type="float">
            <text:p>112.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oregon" xlink:type="simple">Oregon</text:a>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arizona" xlink:type="simple">Arizona</text:a></text:p>
          </table:table-cell>
          <table:table-cell office:value-type="float" office:value="111.5" calcext:value-type="float">
            <text:p>111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utah" xlink:type="simple">Utah</text:a></text:p>
          </table:table-cell>
          <table:table-cell office:value-type="float" office:value="104.9" calcext:value-type="float">
            <text:p>104.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florida" xlink:type="simple">Florida</text:a></text:p>
          </table:table-cell>
          <table:table-cell office:value-type="float" office:value="102.8" calcext:value-type="float">
            <text:p>102.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colorado" xlink:type="simple">Colorado</text:a>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idaho" xlink:type="simple">Idaho</text:a>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nevada" xlink:type="simple">Nevada</text:a></text:p>
          </table:table-cell>
          <table:table-cell office:value-type="float" office:value="101.3" calcext:value-type="float">
            <text:p>101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delaware" xlink:type="simple">Delaware</text:a></text:p>
          </table:table-cell>
          <table:table-cell office:value-type="float" office:value="100.8" calcext:value-type="float">
            <text:p>100.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virginia" xlink:type="simple">Virginia</text:a></text:p>
          </table:table-cell>
          <table:table-cell office:value-type="float" office:value="100.7" calcext:value-type="float">
            <text:p>100.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north-carolina" xlink:type="simple">North Carolina</text:a></text:p>
          </table:table-cell>
          <table:table-cell office:value-type="float" office:value="97.8" calcext:value-type="float">
            <text:p>97.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wisconsin" xlink:type="simple">Wisconsin</text:a>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south-carolina" xlink:type="simple">South Carolina</text:a></text:p>
          </table:table-cell>
          <table:table-cell office:value-type="float" office:value="95.9" calcext:value-type="float">
            <text:p>95.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wyoming" xlink:type="simple">Wyoming</text:a></text:p>
          </table:table-cell>
          <table:table-cell office:value-type="float" office:value="95.5" calcext:value-type="float">
            <text:p>95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minnesota" xlink:type="simple">Minnesota</text:a></text:p>
          </table:table-cell>
          <table:table-cell office:value-type="float" office:value="95.1" calcext:value-type="float">
            <text:p>95.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pennsylvania" xlink:type="simple">Pennsylvania</text:a></text:p>
          </table:table-cell>
          <table:table-cell office:value-type="float" office:value="95.1" calcext:value-type="float">
            <text:p>95.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montana" xlink:type="simple">Montana</text:a></text:p>
          </table:table-cell>
          <table:table-cell office:value-type="float" office:value="94.9" calcext:value-type="float">
            <text:p>94.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illinois" xlink:type="simple">Illinois</text:a></text:p>
          </table:table-cell>
          <table:table-cell office:value-type="float" office:value="94.4" calcext:value-type="float">
            <text:p>94.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ohio" xlink:type="simple">Ohio</text:a></text:p>
          </table:table-cell>
          <table:table-cell office:value-type="float" office:value="94.2" calcext:value-type="float">
            <text:p>94.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new-mexico" xlink:type="simple">New Mexico</text:a></text:p>
          </table:table-cell>
          <table:table-cell office:value-type="float" office:value="93.3" calcext:value-type="float">
            <text:p>93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nebraska" xlink:type="simple">Nebraska</text:a></text:p>
          </table:table-cell>
          <table:table-cell office:value-type="float" office:value="93.1" calcext:value-type="float">
            <text:p>93.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kentucky" xlink:type="simple">Kentucky</text:a>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texas" xlink:type="simple">Texas</text:a></text:p>
          </table:table-cell>
          <table:table-cell office:value-type="float" office:value="92.7" calcext:value-type="float">
            <text:p>92.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louisiana" xlink:type="simple">Louisiana</text:a></text:p>
          </table:table-cell>
          <table:table-cell office:value-type="float" office:value="92.2" calcext:value-type="float">
            <text:p>92.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south-dakota" xlink:type="simple">South Dakota</text:a></text:p>
          </table:table-cell>
          <table:table-cell office:value-type="float" office:value="92.2" calcext:value-type="float">
            <text:p>92.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north-dakota" xlink:type="simple">North Dakota</text:a></text:p>
          </table:table-cell>
          <table:table-cell office:value-type="float" office:value="91.9" calcext:value-type="float">
            <text:p>91.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georgia" xlink:type="simple">Georgia</text:a></text:p>
          </table:table-cell>
          <table:table-cell office:value-type="float" office:value="91.3" calcext:value-type="float">
            <text:p>91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indiana" xlink:type="simple">Indiana</text:a></text:p>
          </table:table-cell>
          <table:table-cell office:value-type="float" office:value="90.5" calcext:value-type="float">
            <text:p>90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tennessee" xlink:type="simple">Tennessee</text:a></text:p>
          </table:table-cell>
          <table:table-cell office:value-type="float" office:value="90.5" calcext:value-type="float">
            <text:p>90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michigan" xlink:type="simple">Michigan</text:a></text:p>
          </table:table-cell>
          <table:table-cell office:value-type="float" office:value="90.4" calcext:value-type="float">
            <text:p>90.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iowa" xlink:type="simple">Iowa</text:a></text:p>
          </table:table-cell>
          <table:table-cell office:value-type="float" office:value="89.7" calcext:value-type="float">
            <text:p>89.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arkansas" xlink:type="simple">Arkansas</text:a></text:p>
          </table:table-cell>
          <table:table-cell office:value-type="float" office:value="88.7" calcext:value-type="float">
            <text:p>88.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missouri" xlink:type="simple">Missouri</text:a></text:p>
          </table:table-cell>
          <table:table-cell office:value-type="float" office:value="88.7" calcext:value-type="float">
            <text:p>88.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alabama" xlink:type="simple">Alabama</text:a>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mississippi" xlink:type="simple">Mississippi</text:a></text:p>
          </table:table-cell>
          <table:table-cell office:value-type="float" office:value="87.9" calcext:value-type="float">
            <text:p>87.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kansas" xlink:type="simple">Kansas</text:a>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oklahoma" xlink:type="simple">Oklahoma</text:a></text:p>
          </table:table-cell>
          <table:table-cell office:value-type="float" office:value="85.7" calcext:value-type="float">
            <text:p>85.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orldpopulationreview.com/states/west-virginia" xlink:type="simple">West Virginia</text:a></text:p>
          </table:table-cell>
          <table:table-cell office:value-type="float" office:value="84.1" calcext:value-type="float">
            <text:p>84.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 style:data-style-name="N2" text:time-value="06:35:20.545641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19:03:49.901830300</meta:creation-date>
    <dc:date>2025-04-17T06:36:20.908222800</dc:date>
    <meta:editing-duration>PT2M22S</meta:editing-duration>
    <meta:editing-cycles>4</meta:editing-cycles>
    <meta:generator>LibreOffice/25.2.1.2$Windows_X86_64 LibreOffice_project/d3abf4aee5fd705e4a92bba33a32f40bc4e56f49</meta:generator>
    <meta:document-statistic meta:table-count="1" meta:cell-count="104" meta:object-count="51"/>
  </office:meta>
</office:document-meta>
</file>